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>
        <style:tab-stops>
          <style:tab-stop style:position="0.9374in"/>
          <style:tab-stop style:position="1.3772in"/>
        </style:tab-stops>
      </style:paragraph-properties>
      <style:text-properties fo:font-size="14pt" officeooo:rsid="0014a8cd" officeooo:paragraph-rsid="0014a8cd" style:font-size-asian="14pt" style:font-size-complex="14pt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5pt" style:font-size-asian="15pt" style:font-size-complex="15pt"/>
    </style:style>
    <style:style style:name="P4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size-complex="15pt" style:text-emphasize="none"/>
    </style:style>
    <style:style style:name="P5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text-emphasize="none"/>
    </style:style>
    <style:style style:name="P6" style:family="paragraph" style:parent-style-name="Standard">
      <style:paragraph-properties>
        <style:tab-stops>
          <style:tab-stop style:position="0.9374in"/>
          <style:tab-stop style:position="1.3772in"/>
        </style:tab-stops>
      </style:paragraph-properties>
      <style:text-properties fo:font-size="14pt" officeooo:rsid="0014a8cd" officeooo:paragraph-rsid="001840f8" style:font-size-asian="14pt" style:font-size-complex="14pt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bold" style:font-style-asian="normal" style:font-weight-asian="bold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bold" officeooo:rsid="0014a8cd" style:font-style-asian="normal" style:font-weight-asian="bold" style:text-emphasize="none"/>
    </style:style>
    <style:style style:name="T3" style:family="text">
      <style:text-properties officeooo:rsid="001840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P Addresses when using AOG-Addendum PCBs and code</text:p>
      <text:p text:style-name="P3"><text:span text:style-name="T1">or addresses standardized in the discussion here</text:span><text:span text:style-name="T2">:</text:span></text:p>
      <text:p text:style-name="P5">https://discourse.agopengps.com/t/list-of-recommended-ip-address-for-udp-pcbs/7349</text:p>
      <text:p text:style-name="Standard"/>
      <text:p text:style-name="Standard"/>
      <text:p text:style-name="P1">192.168.x.</text:p>
      <text:p text:style-name="P1"/>
      <text:p text:style-name="P2"><text:tab/>1<text:tab/><text:tab/>router or WiFi access point</text:p>
      <text:p text:style-name="P2"><text:tab/></text:p>
      <text:p text:style-name="P2"><text:tab/>71<text:tab/>Section control<text:span text:style-name="T3"><text:tab/>WiFi</text:span></text:p>
      <text:p text:style-name="P2"><text:tab/>72<text:tab/>Section control<text:span text:style-name="T3"><text:tab/>Ethernet</text:span></text:p>
      <text:p text:style-name="P6"><text:tab/>73<text:tab/>NTRIP<text:span text:style-name="T3"><text:tab/><text:tab/><text:tab/><text:tab/>WiFi</text:span></text:p>
      <text:p text:style-name="P6"><text:tab/>74<text:tab/>NTRIP<text:span text:style-name="T3"><text:tab/><text:tab/><text:tab/><text:tab/>Ethernet</text:span></text:p>
      <text:p text:style-name="P6"><text:tab/>75<text:tab/>IMU<text:span text:style-name="T3"><text:tab/><text:tab/><text:tab/><text:tab/>WiFi</text:span></text:p>
      <text:p text:style-name="P6"><text:tab/>76<text:tab/>IMU<text:span text:style-name="T3"><text:tab/><text:tab/><text:tab/><text:tab/>Ethernet</text:span></text:p>
      <text:p text:style-name="P6"><text:tab/>77<text:tab/>Autosteer<text:span text:style-name="T3"><text:tab/><text:tab/><text:tab/>WiFi</text:span></text:p>
      <text:p text:style-name="P6"><text:tab/>78<text:tab/>Autosteer<text:span text:style-name="T3"><text:tab/><text:tab/><text:tab/>Ethernet</text:span></text:p>
      <text:p text:style-name="P6"><text:tab/>79<text:tab/>GPS roof unit<text:span text:style-name="T3"><text:tab/><text:tab/>WiFi</text:span></text:p>
      <text:p text:style-name="P6"><text:tab/>80<text:tab/>GPS roof unit<text:span text:style-name="T3"><text:tab/><text:tab/>Ethernet</text:span></text:p>
      <text:p text:style-name="P2"><text:tab/>81</text:p>
      <text:p text:style-name="P2"><text:tab/>8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7T21:54:09.893288843</meta:creation-date>
    <dc:date>2022-05-07T22:36:48.882438704</dc:date>
    <meta:editing-duration>PT24M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61" meta:character-count="447" meta:non-whitespace-character-count="370"/>
  </office:meta>
</office:document-meta>
</file>